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odule">
      <style:graphic-properties draw:textarea-vertical-align="middle" draw:auto-grow-height="false" fo:min-height="2.608cm" fo:min-width="3.31cm"/>
      <style:paragraph-properties style:writing-mode="lr-tb"/>
    </style:style>
    <style:style style:name="gr2" style:family="graphic" style:parent-style-name="Signal">
      <style:graphic-properties draw:textarea-horizontal-align="left" draw:auto-grow-height="true" draw:auto-grow-width="true" fo:min-height="0.324cm" fo:min-width="1.272cm"/>
      <style:paragraph-properties style:writing-mode="lr-tb"/>
    </style:style>
    <style:style style:name="gr3" style:family="graphic" style:parent-style-name="Signal">
      <style:graphic-properties draw:textarea-horizontal-align="left" draw:auto-grow-height="true" draw:auto-grow-width="true" fo:min-height="0.324cm" fo:min-width="0.891cm"/>
      <style:paragraph-properties style:writing-mode="lr-tb"/>
    </style:style>
    <style:style style:name="gr4" style:family="graphic" style:parent-style-name="Signal">
      <style:graphic-properties draw:textarea-horizontal-align="left" draw:auto-grow-height="true" draw:auto-grow-width="true" fo:min-height="0.324cm" fo:min-width="1.145cm"/>
      <style:paragraph-properties style:writing-mode="lr-tb"/>
    </style:style>
    <style:style style:name="gr5" style:family="graphic" style:parent-style-name="Signal">
      <style:graphic-properties draw:textarea-horizontal-align="left" draw:auto-grow-height="true" draw:auto-grow-width="true" fo:min-height="0.247cm" fo:min-width="1.018cm"/>
      <style:paragraph-properties style:writing-mode="lr-tb"/>
    </style:style>
    <style:style style:name="gr6" style:family="graphic" style:parent-style-name="Signal">
      <style:graphic-properties draw:textarea-horizontal-align="left" draw:auto-grow-height="true" draw:auto-grow-width="true" fo:min-height="0.247cm" fo:min-width="0.764cm"/>
      <style:paragraph-properties style:writing-mode="lr-tb"/>
    </style:style>
    <style:style style:name="gr7" style:family="graphic" style:parent-style-name="Configurable_20_Copy">
      <style:graphic-properties draw:textarea-vertical-align="middle" draw:auto-grow-height="false" fo:min-height="2.608cm" fo:min-width="3.31cm"/>
      <style:paragraph-properties style:writing-mode="lr-tb"/>
    </style:style>
    <style:style style:name="gr8" style:family="graphic" style:parent-style-name="Signal">
      <style:graphic-properties draw:textarea-horizontal-align="left" draw:auto-grow-height="true" draw:auto-grow-width="true" fo:min-height="0.247cm" fo:min-width="1.526cm"/>
      <style:paragraph-properties style:writing-mode="lr-tb"/>
    </style:style>
    <style:style style:name="gr9" style:family="graphic" style:parent-style-name="Signal">
      <style:graphic-properties draw:textarea-horizontal-align="left" draw:auto-grow-height="true" draw:auto-grow-width="true" fo:min-height="0.247cm" fo:min-width="1.145cm"/>
      <style:paragraph-properties style:writing-mode="lr-tb"/>
    </style:style>
    <style:style style:name="gr10" style:family="graphic" style:parent-style-name="Signal">
      <style:graphic-properties draw:textarea-horizontal-align="left" draw:auto-grow-height="true" draw:auto-grow-width="true" fo:min-height="0.247cm" fo:min-width="1.272cm"/>
      <style:paragraph-properties style:writing-mode="lr-tb"/>
    </style:style>
    <style:style style:name="gr11" style:family="graphic" style:parent-style-name="Module_27_s_20_description">
      <style:graphic-properties draw:textarea-horizontal-align="left" draw:auto-grow-height="true" draw:auto-grow-width="true" fo:min-height="4.921cm" fo:min-width="4.955cm"/>
      <style:paragraph-properties style:writing-mode="lr-tb"/>
    </style:style>
    <style:style style:name="gr12" style:family="graphic" style:parent-style-name="Module_27_s_20_description">
      <style:graphic-properties draw:textarea-horizontal-align="left" draw:auto-grow-height="true" draw:auto-grow-width="true" fo:min-height="1.723cm" fo:min-width="3.685cm"/>
      <style:paragraph-properties style:writing-mode="lr-tb"/>
    </style:style>
    <style:style style:name="gr13" style:family="graphic" style:parent-style-name="Signal">
      <style:graphic-properties draw:textarea-horizontal-align="left" draw:auto-grow-height="true" draw:auto-grow-width="true" fo:min-height="0.432cm" fo:min-width="1.907cm"/>
      <style:paragraph-properties style:writing-mode="lr-tb"/>
    </style:style>
    <style:style style:name="gr14" style:family="graphic" style:parent-style-name="Signal">
      <style:graphic-properties draw:textarea-horizontal-align="left" draw:auto-grow-height="true" draw:auto-grow-width="true" fo:min-height="0.432cm" fo:min-width="2.034cm"/>
      <style:paragraph-properties style:writing-mode="lr-tb"/>
    </style:style>
    <style:style style:name="gr15" style:family="graphic" style:parent-style-name="Signal">
      <style:graphic-properties draw:textarea-horizontal-align="left" draw:auto-grow-height="true" draw:auto-grow-width="true" fo:min-height="0.432cm" fo:min-width="1.399cm"/>
      <style:paragraph-properties style:writing-mode="lr-tb"/>
    </style:style>
    <style:style style:name="gr16" style:family="graphic" style:parent-style-name="Signal">
      <style:graphic-properties draw:textarea-horizontal-align="left" draw:auto-grow-height="true" draw:auto-grow-width="true" fo:min-height="0.432cm" fo:min-width="2.288cm"/>
      <style:paragraph-properties style:writing-mode="lr-tb"/>
    </style:style>
    <style:style style:name="gr17" style:family="graphic" style:parent-style-name="Signal">
      <style:graphic-properties draw:textarea-horizontal-align="left" draw:auto-grow-height="true" draw:auto-grow-width="true" fo:min-height="0.317cm" fo:min-width="1.78cm"/>
      <style:paragraph-properties style:writing-mode="lr-tb"/>
    </style:style>
    <style:style style:name="gr18" style:family="graphic" style:parent-style-name="Signal">
      <style:graphic-properties draw:textarea-horizontal-align="left" draw:auto-grow-height="true" draw:auto-grow-width="true" fo:min-height="0.247cm" fo:min-width="0.127cm"/>
      <style:paragraph-properties style:writing-mode="lr-tb"/>
    </style:style>
    <style:style style:name="gr19" style:family="graphic" style:parent-style-name="Module">
      <style:graphic-properties draw:textarea-vertical-align="middle" draw:auto-grow-height="false" fo:min-height="0.703cm" fo:min-width="3.31cm"/>
      <style:paragraph-properties style:writing-mode="lr-tb"/>
    </style:style>
    <style:style style:name="gr20" style:family="graphic" style:parent-style-name="Module">
      <style:graphic-properties draw:textarea-vertical-align="middle" draw:auto-grow-height="false" fo:min-height="5.465cm" fo:min-width="3.31cm"/>
      <style:paragraph-properties style:writing-mode="lr-tb"/>
    </style:style>
    <style:style style:name="gr21" style:family="graphic" style:parent-style-name="Signal">
      <style:graphic-properties draw:textarea-horizontal-align="left" draw:auto-grow-height="true" draw:auto-grow-width="true" fo:min-height="0.299cm" fo:min-width="1.653cm"/>
      <style:paragraph-properties style:writing-mode="lr-tb"/>
    </style:style>
    <style:style style:name="gr22" style:family="graphic" style:parent-style-name="Signal">
      <style:graphic-properties draw:textarea-horizontal-align="left" draw:auto-grow-height="true" draw:auto-grow-width="true" fo:min-height="0.298cm" fo:min-width="1.526cm"/>
      <style:paragraph-properties style:writing-mode="lr-tb"/>
    </style:style>
    <style:style style:name="gr23" style:family="graphic" style:parent-style-name="Signal">
      <style:graphic-properties draw:textarea-horizontal-align="left" draw:auto-grow-height="true" draw:auto-grow-width="true" fo:min-height="0.299cm" fo:min-width="1.526cm"/>
      <style:paragraph-properties style:writing-mode="lr-tb"/>
    </style:style>
    <style:style style:name="gr24" style:family="graphic" style:parent-style-name="Signal">
      <style:graphic-properties draw:textarea-horizontal-align="left" draw:auto-grow-height="true" draw:auto-grow-width="true" fo:min-height="5.905cm" fo:min-width="3.175cm"/>
      <style:paragraph-properties style:writing-mode="lr-tb"/>
    </style:style>
    <style:style style:name="gr25" style:family="graphic" style:parent-style-name="Signal">
      <style:graphic-properties draw:textarea-horizontal-align="left" draw:auto-grow-height="true" draw:auto-grow-width="true" fo:min-height="0.749cm" fo:min-width="1.907cm"/>
      <style:paragraph-properties style:writing-mode="lr-tb"/>
    </style:style>
    <style:style style:name="gr26" style:family="graphic" style:parent-style-name="Signal">
      <style:graphic-properties draw:textarea-horizontal-align="left" draw:auto-grow-height="true" draw:auto-grow-width="true" fo:min-height="1.028cm" fo:min-width="2.034cm"/>
      <style:paragraph-properties style:writing-mode="lr-tb"/>
    </style:style>
    <style:style style:name="gr27" style:family="graphic" style:parent-style-name="Signal">
      <style:graphic-properties draw:textarea-horizontal-align="left" draw:auto-grow-height="true" draw:auto-grow-width="true" fo:min-height="0.493cm" fo:min-width="1.589cm"/>
      <style:paragraph-properties style:writing-mode="lr-tb"/>
    </style:style>
    <style:style style:name="gr28" style:family="graphic" style:parent-style-name="Signal">
      <style:graphic-properties draw:textarea-horizontal-align="left" draw:auto-grow-height="true" draw:auto-grow-width="true" fo:min-height="0.318cm" fo:min-width="2.161cm"/>
      <style:paragraph-properties style:writing-mode="lr-tb"/>
    </style:style>
    <style:style style:name="gr29" style:family="graphic" style:parent-style-name="Signal">
      <style:graphic-properties draw:textarea-horizontal-align="left" draw:auto-grow-height="true" draw:auto-grow-width="true" fo:min-height="0.393cm" fo:min-width="2.034cm"/>
      <style:paragraph-properties style:writing-mode="lr-tb"/>
    </style:style>
    <style:style style:name="gr30" style:family="graphic" style:parent-style-name="Signal">
      <style:graphic-properties draw:textarea-horizontal-align="left" draw:auto-grow-height="true" draw:auto-grow-width="true" fo:min-height="0.493cm" fo:min-width="1.587cm"/>
      <style:paragraph-properties style:writing-mode="lr-tb"/>
    </style:style>
    <style:style style:name="gr31" style:family="graphic" style:parent-style-name="Module">
      <style:graphic-properties draw:textarea-vertical-align="middle" draw:auto-grow-height="false" fo:min-height="1.338cm" fo:min-width="3.3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font-name="DejaVu Sans Mono3" fo:font-size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3" fo:font-size="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858cm" svg:x="4.111cm" svg:y="8.302cm">
          <text:p text:style-name="P1">ALU1<text:line-break/></text:p>
          <text:p text:style-name="P1">---<text:line-break/><text:line-break/>ACCU 63:0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.272cm" svg:height="0.324cm" svg:x="2.588cm" svg:y="8.439cm">
          <draw:text-box>
            <text:p>Opcode 3:0</text:p>
          </draw:text-box>
        </draw:frame>
        <draw:frame draw:style-name="gr3" draw:text-style-name="P2" draw:layer="layout" svg:width="0.891cm" svg:height="0.324cm" svg:x="2.588cm" svg:y="9.132cm">
          <draw:text-box>
            <text:p>Fmt 1:0</text:p>
          </draw:text-box>
        </draw:frame>
        <draw:frame draw:style-name="gr4" draw:text-style-name="P2" draw:layer="layout" svg:width="1.145cm" svg:height="0.324cm" svg:x="2.588cm" svg:y="9.825cm">
          <draw:text-box>
            <text:p>RegA 63:0</text:p>
          </draw:text-box>
        </draw:frame>
        <draw:frame draw:style-name="gr4" draw:text-style-name="P2" draw:layer="layout" svg:width="1.145cm" svg:height="0.324cm" svg:x="2.588cm" svg:y="10.518cm">
          <draw:text-box>
            <text:p>RegB 63:0</text:p>
          </draw:text-box>
        </draw:frame>
        <draw:frame draw:style-name="gr5" draw:text-style-name="P2" draw:layer="layout" svg:width="1.018cm" svg:height="0.247cm" svg:x="8.046cm" svg:y="8.69cm">
          <draw:text-box>
            <text:p>RegW 5:0</text:p>
          </draw:text-box>
        </draw:frame>
        <draw:frame draw:style-name="gr6" draw:text-style-name="P2" draw:layer="layout" svg:width="0.764cm" svg:height="0.247cm" svg:x="8.11cm" svg:y="9.255cm">
          <draw:text-box>
            <text:p>FR 7:0</text:p>
          </draw:text-box>
        </draw:frame>
        <draw:custom-shape draw:style-name="gr7" draw:text-style-name="P1" draw:layer="layout" svg:width="3.81cm" svg:height="2.858cm" svg:x="11.16cm" svg:y="8.438cm">
          <text:p text:style-name="P1">ALU2<text:line-break/></text:p>
          <text:p text:style-name="P1">---<text:line-break/><text:line-break/>No MUL/DIV/REM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2.858cm" svg:x="16.558cm" svg:y="8.439cm">
          <text:p text:style-name="P1">ALU3<text:line-break/></text:p>
          <text:p text:style-name="P1">---<text:line-break/><text:line-break/>No MUL/DIV/REM<text:line-break/>32b only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2.858cm" svg:x="21.955cm" svg:y="8.439cm">
          <text:p text:style-name="P1">ALU4<text:line-break/></text:p>
          <text:p text:style-name="P1">---<text:line-break/><text:line-break/>No MUL/DIV/REM<text:line-break/>32b only<text:line-break/>No MOVE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858cm" svg:x="15.417cm" svg:y="24.178cm">
          <text:p text:style-name="P1">LSU1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.526cm" svg:height="0.247cm" svg:x="13.891cm" svg:y="24.566cm">
          <draw:text-box>
            <text:p>4xOpcode 3:0</text:p>
          </draw:text-box>
        </draw:frame>
        <draw:frame draw:style-name="gr9" draw:text-style-name="P2" draw:layer="layout" svg:width="1.145cm" svg:height="0.247cm" svg:x="14.272cm" svg:y="25.131cm">
          <draw:text-box>
            <text:p>4xFmt 1:0</text:p>
          </draw:text-box>
        </draw:frame>
        <draw:frame draw:style-name="gr5" draw:text-style-name="P2" draw:layer="layout" svg:width="1.018cm" svg:height="0.247cm" svg:x="14.272cm" svg:y="25.766cm">
          <draw:text-box>
            <text:p>RegW 5:0</text:p>
          </draw:text-box>
        </draw:frame>
        <draw:frame draw:style-name="gr9" draw:text-style-name="P2" draw:layer="layout" svg:width="1.145cm" svg:height="0.247cm" svg:x="14.147cm" svg:y="26.154cm">
          <draw:text-box>
            <text:p>VRegW 5:0</text:p>
          </draw:text-box>
        </draw:frame>
        <draw:frame draw:style-name="gr9" draw:text-style-name="P2" draw:layer="layout" svg:width="1.145cm" svg:height="0.247cm" svg:x="14.147cm" svg:y="26.718cm">
          <draw:text-box>
            <text:p>RegA 63:0</text:p>
          </draw:text-box>
        </draw:frame>
        <draw:frame draw:style-name="gr10" draw:text-style-name="P2" draw:layer="layout" svg:width="1.272cm" svg:height="0.247cm" svg:x="14.147cm" svg:y="27.106cm">
          <draw:text-box>
            <text:p>RegB 127:0</text:p>
          </draw:text-box>
        </draw:frame>
        <draw:frame draw:style-name="gr9" draw:text-style-name="P2" draw:layer="layout" svg:width="1.145cm" svg:height="0.247cm" svg:x="14.147cm" svg:y="27.424cm">
          <draw:text-box>
            <text:p>RegC 63:0</text:p>
          </draw:text-box>
        </draw:frame>
        <draw:frame draw:style-name="gr9" draw:text-style-name="P2" draw:layer="layout" svg:width="1.145cm" svg:height="0.247cm" svg:x="14.148cm" svg:y="27.742cm">
          <draw:text-box>
            <text:p>RegD 63:0</text:p>
          </draw:text-box>
        </draw:frame>
        <draw:frame draw:style-name="gr5" draw:text-style-name="P2" draw:layer="layout" svg:width="1.018cm" svg:height="0.247cm" svg:x="19.479cm" svg:y="24.813cm">
          <draw:text-box>
            <text:p>RegW 5:0</text:p>
          </draw:text-box>
        </draw:frame>
        <draw:frame draw:style-name="gr9" draw:text-style-name="P2" draw:layer="layout" svg:width="1.145cm" svg:height="0.247cm" svg:x="19.479cm" svg:y="25.201cm">
          <draw:text-box>
            <text:p>VRegW 5:0</text:p>
          </draw:text-box>
        </draw:frame>
        <draw:frame draw:style-name="gr11" draw:text-style-name="P2" draw:layer="layout" svg:width="4.955cm" svg:height="4.921cm" svg:x="3.794cm" svg:y="11.319cm">
          <draw:text-box>
            <text:p><text:span text:style-name="T1">Opcode:ADD/SUB/OR/XOR/</text:span><text:span text:style-name="T1">AND/MULU</text:span>/MOVE/CMP<text:line-break/> <text:s text:c="6"/>MULS/DIVS/DIVU/REMS/REMU <text:line-break/>Fmt: 8, 16, 32, 64b mode</text:p>
            <text:p/>
            <text:p><text:span text:style-name="T1">RegA, RegB: </text:span>little endian</text:p>
            <text:p/>
            <text:p/>
            <text:p>ACCUR = 1:</text:p>
            <text:p>Read from ACCU<text:line-break/><text:line-break/>ACCRW = 1:</text:p>
            <text:p>Write to ACCU<text:line-break/></text:p>
            <text:p>CMP:<text:line-break/> <text:s text:c="4"/>Read from ACCU and write to FR</text:p>
            <text:p/>
            <text:p>MUL/DIV/REM:</text:p>
            <text:p><text:s text:c="5"/>2 cycles ?<text:line-break/><text:line-break/></text:p>
          </draw:text-box>
        </draw:frame>
        <draw:frame draw:style-name="gr12" draw:text-style-name="P2" draw:layer="layout" svg:width="3.685cm" svg:height="1.723cm" svg:x="15.417cm" svg:y="27.671cm">
          <draw:text-box>
            <text:p>ADDR = RegC + RegD</text:p>
            <text:p/>
            <text:p>Load:<text:line-break/> <text:s text:c="4"/>DEST = regw OR vregw</text:p>
            <text:p/>
            <text:p>Store:</text:p>
            <text:p><text:s text:c="5"/>SRC = regsrc1 OR regsrc2</text:p>
          </draw:text-box>
        </draw:frame>
        <draw:custom-shape draw:style-name="gr1" draw:text-style-name="P1" draw:layer="layout" svg:width="3.81cm" svg:height="2.858cm" svg:x="15.161cm" svg:y="18.145cm">
          <text:p text:style-name="P1">VFPU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858cm" svg:x="25.64cm" svg:y="15.605cm">
          <text:p text:style-name="P1">L1 - Instruction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1.907cm" svg:height="0.432cm" svg:x="23.479cm" svg:y="15.922cm">
          <draw:text-box>
            <text:p text:style-name="P3">2xDMA_Data 63:0</text:p>
          </draw:text-box>
        </draw:frame>
        <draw:frame draw:style-name="gr14" draw:text-style-name="P4" draw:layer="layout" svg:width="2.034cm" svg:height="0.432cm" svg:x="23.352cm" svg:y="16.519cm">
          <draw:text-box>
            <text:p text:style-name="P3">DMA_Address 15:0</text:p>
          </draw:text-box>
        </draw:frame>
        <draw:frame draw:style-name="gr15" draw:text-style-name="P4" draw:layer="layout" svg:width="1.399cm" svg:height="0.432cm" svg:x="23.987cm" svg:y="17.116cm">
          <draw:text-box>
            <text:p text:style-name="P3">DMA_Sig 1:0</text:p>
          </draw:text-box>
        </draw:frame>
        <draw:frame draw:style-name="gr12" draw:text-style-name="P2" draw:layer="layout" svg:width="4.574cm" svg:height="1.723cm" svg:x="25.258cm" svg:y="18.78cm">
          <draw:text-box>
            <text:p>DMA_Sig = Read | Write DMA | Nothing</text:p>
            <text:p/>
            <text:p/>
          </draw:text-box>
        </draw:frame>
        <draw:frame draw:style-name="gr16" draw:text-style-name="P4" draw:layer="layout" svg:width="2.288cm" svg:height="0.432cm" svg:x="23.098cm" svg:y="17.713cm">
          <draw:text-box>
            <text:p text:style-name="P3">Fecth_Address 15:0</text:p>
          </draw:text-box>
        </draw:frame>
        <draw:frame draw:style-name="gr5" draw:text-style-name="P2" draw:layer="layout" svg:width="1.272cm" svg:height="0.247cm" svg:x="29.764cm" svg:y="16.946cm">
          <draw:text-box>
            <text:p>DATA 127:0</text:p>
          </draw:text-box>
        </draw:frame>
        <draw:custom-shape draw:style-name="gr1" draw:text-style-name="P1" draw:layer="layout" svg:width="3.81cm" svg:height="2.858cm" svg:x="4.11cm" svg:y="1.952cm">
          <text:p text:style-name="P1">&lt;Module’s name&gt;[<text:span text:style-name="T2">UID</text:span>]<text:line-break/></text:p>
          <text:p text:style-name="P1"><text:span text:style-name="T3">---</text:span><text:span text:style-name="T3"><text:line-break/></text:span><text:span text:style-name="T3"><text:line-break/></text:span><text:span text:style-name="T3">Featu</text:span><text:span text:style-name="T3">res</text:span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2" draw:layer="layout" svg:width="1.78cm" svg:height="0.317cm" svg:x="1.952cm" svg:y="3.041cm">
          <draw:text-box>
            <text:p>Input SIZE-1:0</text:p>
          </draw:text-box>
        </draw:frame>
        <draw:frame draw:style-name="gr18" draw:text-style-name="P2" draw:layer="layout" svg:width="1.907cm" svg:height="0.247cm" svg:x="7.982cm" svg:y="3.111cm">
          <draw:text-box>
            <text:p>Output SIZE-1:0</text:p>
          </draw:text-box>
        </draw:frame>
        <draw:frame draw:style-name="gr12" draw:text-style-name="P2" draw:layer="layout" svg:width="3.685cm" svg:height="1.723cm" svg:x="4.427cm" svg:y="4.992cm">
          <draw:text-box>
            <text:p>Description:</text:p>
          </draw:text-box>
        </draw:frame>
        <draw:custom-shape draw:style-name="gr19" draw:text-style-name="P1" draw:layer="layout" svg:width="3.81cm" svg:height="0.953cm" svg:x="25.64cm" svg:y="14.335cm">
          <text:p text:style-name="P1">Pre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526cm" svg:height="0.247cm" svg:x="24.686cm" svg:y="14.723cm">
          <draw:text-box>
            <text:p text:style-name="P3">PC 15:0</text:p>
          </draw:text-box>
        </draw:frame>
        <draw:frame draw:style-name="gr8" draw:text-style-name="P2" draw:layer="layout" svg:width="1.907cm" svg:height="0.247cm" svg:x="29.764cm" svg:y="14.653cm">
          <draw:text-box>
            <text:p>Fetch_addr 15:0</text:p>
          </draw:text-box>
        </draw:frame>
        <draw:custom-shape draw:style-name="gr19" draw:text-style-name="P1" draw:layer="layout" svg:width="3.81cm" svg:height="0.953cm" svg:x="25.64cm" svg:y="20.866cm">
          <text:p text:style-name="P1">Fet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526cm" svg:height="0.247cm" svg:x="23.86cm" svg:y="21.32cm">
          <draw:text-box>
            <text:p text:style-name="P3">DATA 127:0</text:p>
          </draw:text-box>
        </draw:frame>
        <draw:frame draw:style-name="gr8" draw:text-style-name="P2" draw:layer="layout" svg:width="1.78cm" svg:height="0.247cm" svg:x="29.602cm" svg:y="20.963cm">
          <draw:text-box>
            <text:p>4xOP_Code 31:0</text:p>
          </draw:text-box>
        </draw:frame>
        <draw:custom-shape draw:style-name="gr7" draw:text-style-name="P1" draw:layer="layout" svg:width="3.81cm" svg:height="2.858cm" svg:x="10.842cm" svg:y="1.952cm">
          <text:p text:style-name="P1">&lt;Base Module’s name&gt;[<text:span text:style-name="T2">U</text:span><text:span text:style-name="T2">ID</text:span>]<text:line-break/></text:p>
          <text:p text:style-name="P1"><text:span text:style-name="T3">---</text:span><text:span text:style-name="T3"><text:line-break/></text:span><text:span text:style-name="T3"><text:line-break/></text:span><text:span text:style-name="T3">Feature</text:span><text:span text:style-name="T3">s</text:span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.526cm" svg:height="0.247cm" svg:x="29.602cm" svg:y="21.417cm">
          <draw:text-box>
            <text:p>PC 15:0</text:p>
          </draw:text-box>
        </draw:frame>
        <draw:frame draw:style-name="gr12" draw:text-style-name="P2" draw:layer="layout" svg:width="4.447cm" svg:height="2.215cm" svg:x="25.322cm" svg:y="22.137cm">
          <draw:text-box>
            <text:p>If DATA[100:96] == 4’b0011</text:p>
            <text:p>Begin</text:p>
            <text:p><text:tab/>PC &lt;= PC+2; // PC: 8bytes</text:p>
            <text:p>End</text:p>
            <text:p>Else</text:p>
            <text:p>Begin</text:p>
            <text:p><text:tab/>PC &lt;= PC+1;</text:p>
            <text:p>End</text:p>
            <text:p/>
          </draw:text-box>
        </draw:frame>
        <draw:custom-shape draw:style-name="gr20" draw:text-style-name="P1" draw:layer="layout" svg:width="3.81cm" svg:height="5.715cm" svg:x="25.611cm" svg:y="24.813cm">
          <text:p text:style-name="P1">De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text-style-name="P4" draw:layer="layout" svg:width="1.653cm" svg:height="0.299cm" svg:x="23.733cm" svg:y="26.47cm">
          <draw:text-box>
            <text:p text:style-name="P3">4xOPCode 31:0</text:p>
          </draw:text-box>
        </draw:frame>
        <draw:frame draw:style-name="gr8" draw:text-style-name="P2" draw:layer="layout" svg:width="1.526cm" svg:height="0.247cm" svg:x="29.766cm" svg:y="25.201cm">
          <draw:text-box>
            <text:p>PC 15:0</text:p>
          </draw:text-box>
        </draw:frame>
        <draw:frame draw:style-name="gr12" draw:text-style-name="P2" draw:layer="layout" svg:width="4.574cm" svg:height="1.723cm" svg:x="25.321cm" svg:y="30.71cm">
          <draw:text-box>
            <text:p>Dispatch instructions to ALU, FPU...</text:p>
          </draw:text-box>
        </draw:frame>
        <draw:frame draw:style-name="gr22" draw:text-style-name="P4" draw:layer="layout" svg:width="1.526cm" svg:height="0.298cm" svg:x="23.733cm" svg:y="26.855cm">
          <draw:text-box>
            <text:p text:style-name="P3">PC 15:0</text:p>
          </draw:text-box>
        </draw:frame>
        <draw:frame draw:style-name="gr23" draw:text-style-name="P4" draw:layer="layout" svg:width="1.526cm" svg:height="0.299cm" svg:x="23.733cm" svg:y="27.238cm">
          <draw:text-box>
            <text:p text:style-name="P3">FR 7:0</text:p>
          </draw:text-box>
        </draw:frame>
        <draw:frame draw:style-name="gr23" draw:text-style-name="P4" draw:layer="layout" svg:width="1.526cm" svg:height="0.299cm" svg:x="23.733cm" svg:y="27.623cm">
          <draw:text-box>
            <text:p text:style-name="P3">LR 15:0</text:p>
          </draw:text-box>
        </draw:frame>
        <draw:frame draw:style-name="gr23" draw:text-style-name="P4" draw:layer="layout" svg:width="1.526cm" svg:height="0.299cm" svg:x="23.733cm" svg:y="28.006cm">
          <draw:text-box>
            <text:p text:style-name="P3">BR 15:0</text:p>
          </draw:text-box>
        </draw:frame>
        <draw:frame draw:style-name="gr8" draw:text-style-name="P2" draw:layer="layout" svg:width="1.526cm" svg:height="0.247cm" svg:x="29.766cm" svg:y="25.518cm">
          <draw:text-box>
            <text:p>LR 15:0</text:p>
          </draw:text-box>
        </draw:frame>
        <draw:frame draw:style-name="gr8" draw:text-style-name="P2" draw:layer="layout" svg:width="1.526cm" svg:height="0.247cm" svg:x="29.827cm" svg:y="25.836cm">
          <draw:text-box>
            <text:p>BR 15:0</text:p>
          </draw:text-box>
        </draw:frame>
        <draw:frame draw:style-name="gr8" draw:text-style-name="P2" draw:layer="layout" svg:width="1.526cm" svg:height="0.247cm" svg:x="29.827cm" svg:y="26.4cm">
          <draw:text-box>
            <text:p>4xOPCode 9:0</text:p>
          </draw:text-box>
        </draw:frame>
        <draw:frame draw:style-name="gr8" draw:text-style-name="P2" draw:layer="layout" svg:width="1.526cm" svg:height="0.247cm" svg:x="29.827cm" svg:y="26.788cm">
          <draw:text-box>
            <text:p>4xftc1 1:0</text:p>
          </draw:text-box>
        </draw:frame>
        <draw:frame draw:style-name="gr8" draw:text-style-name="P2" draw:layer="layout" svg:width="1.526cm" svg:height="0.247cm" svg:x="29.827cm" svg:y="27.106cm">
          <draw:text-box>
            <text:p>4xftc2 1:0</text:p>
          </draw:text-box>
        </draw:frame>
        <draw:frame draw:style-name="gr8" draw:text-style-name="P2" draw:layer="layout" svg:width="1.526cm" svg:height="0.247cm" svg:x="29.827cm" svg:y="27.423cm">
          <draw:text-box>
            <text:p>4ximm 63:0</text:p>
          </draw:text-box>
        </draw:frame>
        <draw:frame draw:style-name="gr8" draw:text-style-name="P2" draw:layer="layout" svg:width="1.526cm" svg:height="0.247cm" svg:x="29.827cm" svg:y="27.741cm">
          <draw:text-box>
            <text:p>vimm 127:0</text:p>
          </draw:text-box>
        </draw:frame>
        <draw:frame draw:style-name="gr8" draw:text-style-name="P2" draw:layer="layout" svg:width="1.526cm" svg:height="0.247cm" svg:x="29.827cm" svg:y="28.305cm">
          <draw:text-box>
            <text:p>4xreg1 5:0</text:p>
          </draw:text-box>
        </draw:frame>
        <draw:frame draw:style-name="gr8" draw:text-style-name="P2" draw:layer="layout" svg:width="1.526cm" svg:height="0.247cm" svg:x="29.827cm" svg:y="28.623cm">
          <draw:text-box>
            <text:p>4xreg2 5:0</text:p>
          </draw:text-box>
        </draw:frame>
        <draw:frame draw:style-name="gr8" draw:text-style-name="P2" draw:layer="layout" svg:width="1.526cm" svg:height="0.247cm" svg:x="29.827cm" svg:y="28.94cm">
          <draw:text-box>
            <text:p>4xreg3 5:0</text:p>
          </draw:text-box>
        </draw:frame>
        <draw:frame draw:style-name="gr8" draw:text-style-name="P2" draw:layer="layout" svg:width="1.526cm" svg:height="0.247cm" svg:x="29.827cm" svg:y="29.328cm">
          <draw:text-box>
            <text:p>vreg1 5:0</text:p>
          </draw:text-box>
        </draw:frame>
        <draw:frame draw:style-name="gr8" draw:text-style-name="P2" draw:layer="layout" svg:width="1.526cm" svg:height="0.247cm" svg:x="29.827cm" svg:y="29.646cm">
          <draw:text-box>
            <text:p>vreg2 5:0</text:p>
          </draw:text-box>
        </draw:frame>
        <draw:frame draw:style-name="gr8" draw:text-style-name="P2" draw:layer="layout" svg:width="1.526cm" svg:height="0.247cm" svg:x="29.827cm" svg:y="29.963cm">
          <draw:text-box>
            <text:p>vreg3 5:0</text:p>
          </draw:text-box>
        </draw:frame>
        <draw:custom-shape draw:style-name="gr20" draw:text-style-name="P1" draw:layer="layout" svg:width="3.81cm" svg:height="5.715cm" svg:x="35.163cm" svg:y="25.13cm">
          <text:p text:style-name="P1">Registers/Issues<text:line-break/>General Purpo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2" draw:layer="layout" svg:width="12.702cm" svg:height="6.643cm" svg:x="35.288cm" svg:y="31.099cm">
          <draw:text-box>
            <text:p><text:line-break/>Variables ?:</text:p>
            <text:p><text:tab/>- REG[64] : 64 bits</text:p>
            <text:p><text:tab/>- VREG[64] : 128 bits</text:p>
            <text:p><text:tab/>- UREG[64] : 1 bit</text:p>
            <text:p><text:tab/>- UVREG[64] : 1 bit<text:line-break/><text:line-break/>On regarde les signaux de regw/vreg</text:p>
            <text:p>On écrit dans les registres correspondant à regw,vregw</text:p>
            <text:p>regwimm et vregwimm sont les valeurs</text:p>
            <text:p>on met à 0 UREG et UVREG par rapport à regw,vregw</text:p>
            <text:p/>
            <text:p/>
            <text:p>UREG/UVREG indique si le registre est en cours d'écriture ('1')</text:p>
            <text:p>si c'est le cas , il y'a pipeline stall</text:p>
            <text:p>sinon</text:p>
            <text:p>on le met à 1</text:p>
            <text:p/>
            <text:p>On lis les registres correspondants (reg1,vreg1) où on met immediate à la place (uniquement regimm3)</text:p>
            <text:p/>
            <text:p>Et on envoie un signal correspondant à l'opcode (qui indique Unit)</text:p>
            <text:p/>
            <text:p>Il y'a une gestion des registre spéciaux (61,62,63)</text:p>
            <text:p>le registre 61,62,63 ne lit/écrit pas sur le GPR</text:p>
            <text:p>le registre 62 et 63 lise deux registre spéciaux P et Q.</text:p>
            <text:p>Il y'a une pipeline stall , quand il y'a deux écriture demandé (+ si demande de lecture).</text:p>
            <text:p/>
          </draw:text-box>
        </draw:frame>
        <draw:frame draw:style-name="gr8" draw:text-style-name="P2" draw:layer="layout" svg:width="1.526cm" svg:height="0.247cm" svg:x="33.32cm" svg:y="25.765cm">
          <draw:text-box>
            <text:p>4xOpCode 9:0</text:p>
          </draw:text-box>
        </draw:frame>
        <draw:frame draw:style-name="gr8" draw:text-style-name="P2" draw:layer="layout" svg:width="1.526cm" svg:height="0.247cm" svg:x="33.32cm" svg:y="26.153cm">
          <draw:text-box>
            <text:p>4xfct1 1:0</text:p>
          </draw:text-box>
        </draw:frame>
        <draw:frame draw:style-name="gr8" draw:text-style-name="P2" draw:layer="layout" svg:width="2.288cm" svg:height="4.429cm" svg:x="33.32cm" svg:y="26.471cm">
          <draw:text-box>
            <text:p>4xfct2 1:0<text:line-break/><text:line-break/>imm 64 bits x4</text:p>
            <text:p>vimm 128 bits</text:p>
            <text:p/>
            <text:p>reg1 6 bits x4</text:p>
            <text:p>reg2 6 bits x4</text:p>
            <text:p>reg3 6 bits x4</text:p>
            <text:p/>
            <text:p>vreg1 6 bits</text:p>
            <text:p>vreg2 6 bits</text:p>
            <text:p>vreg3 6 bits</text:p>
            <text:p/>
            <text:p>regw 6 bits x4</text:p>
            <text:p>vregw 6 bits</text:p>
            <text:p/>
            <text:p>regwimm 64 bits x4</text:p>
            <text:p>vregwimm 128 bits</text:p>
          </draw:text-box>
        </draw:frame>
        <draw:frame draw:style-name="gr24" draw:text-style-name="P2" draw:layer="layout" svg:width="3.175cm" svg:height="5.905cm" svg:x="39.291cm" svg:y="26.4cm">
          <draw:text-box>
            <text:p>fct1 2 bits x4</text:p>
            <text:p>fct2 2 bits x4</text:p>
            <text:p>regimm1 64 bits x4</text:p>
            <text:p>regimm2 64 bits x4</text:p>
            <text:p>regimm3 64 bits x4</text:p>
            <text:p/>
            <text:p>regw 6 bits x4</text:p>
            <text:p>vregw 6 bits</text:p>
            <text:p/>
            <text:p>exesignal 1 bits x16</text:p>
            <text:p>ACCUW 1 bits x 5</text:p>
            <text:p>ACCUR 1 bits x 5</text:p>
            <text:p/>
            <text:p>Opcode 4 bits x4</text:p>
          </draw:text-box>
        </draw:frame>
        <draw:custom-shape draw:style-name="gr1" draw:text-style-name="P1" draw:layer="layout" svg:width="3.81cm" svg:height="2.858cm" svg:x="35.8cm" svg:y="15.605cm">
          <text:p text:style-name="P1">L1 - Data<text:line-break/>Scratchpad memory (SPM)<text:line-break/></text:p>
          <text:p text:style-name="P1">---<text:line-break/><text:line-break/><text:line-break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5" draw:text-style-name="P4" draw:layer="layout" svg:width="1.907cm" svg:height="0.749cm" svg:x="33.639cm" svg:y="15.605cm">
          <draw:text-box>
            <text:p text:style-name="P3">2xDMA_Data 63:0</text:p>
          </draw:text-box>
        </draw:frame>
        <draw:frame draw:style-name="gr26" draw:text-style-name="P4" draw:layer="layout" svg:width="2.034cm" svg:height="1.028cm" svg:x="33.512cm" svg:y="15.923cm">
          <draw:text-box>
            <text:p text:style-name="P3">DMA_Address 15:0</text:p>
          </draw:text-box>
        </draw:frame>
        <draw:frame draw:style-name="gr15" draw:text-style-name="P4" draw:layer="layout" svg:width="1.399cm" svg:height="0.432cm" svg:x="34.082cm" svg:y="16.24cm">
          <draw:text-box>
            <text:p text:style-name="P3">DMA_Sig 1:0</text:p>
          </draw:text-box>
        </draw:frame>
        <draw:frame draw:style-name="gr12" draw:text-style-name="P2" draw:layer="layout" svg:width="3.685cm" svg:height="1.723cm" svg:x="35.923cm" svg:y="18.78cm">
          <draw:text-box>
            <text:p/>
          </draw:text-box>
        </draw:frame>
        <draw:frame draw:style-name="gr27" draw:text-style-name="P2" draw:layer="layout" svg:width="1.589cm" svg:height="0.493cm" svg:x="39.924cm" svg:y="16.946cm">
          <draw:text-box>
            <text:p>DATA1 127:0</text:p>
          </draw:text-box>
        </draw:frame>
        <draw:frame draw:style-name="gr15" draw:text-style-name="P4" draw:layer="layout" svg:width="1.907cm" svg:height="0.432cm" svg:x="33.576cm" svg:y="16.875cm">
          <draw:text-box>
            <text:p text:style-name="P3">LSU1_Signal 1:0</text:p>
          </draw:text-box>
        </draw:frame>
        <draw:frame draw:style-name="gr28" draw:text-style-name="P4" draw:layer="layout" svg:width="2.161cm" svg:height="0.318cm" svg:x="33.32cm" svg:y="17.193cm">
          <draw:text-box>
            <text:p text:style-name="P3">LSU1_Address 15:0</text:p>
          </draw:text-box>
        </draw:frame>
        <draw:frame draw:style-name="gr29" draw:text-style-name="P4" draw:layer="layout" svg:width="2.034cm" svg:height="0.393cm" svg:x="33.576cm" svg:y="17.51cm">
          <draw:text-box>
            <text:p text:style-name="P3">Data1 127:0</text:p>
          </draw:text-box>
        </draw:frame>
        <draw:frame draw:style-name="gr15" draw:text-style-name="P4" draw:layer="layout" svg:width="1.907cm" svg:height="0.432cm" svg:x="33.447cm" svg:y="18.07cm">
          <draw:text-box>
            <text:p text:style-name="P3">LSU1_Signal 1:0</text:p>
          </draw:text-box>
        </draw:frame>
        <draw:frame draw:style-name="gr28" draw:text-style-name="P4" draw:layer="layout" svg:width="2.161cm" svg:height="0.318cm" svg:x="33.191cm" svg:y="18.388cm">
          <draw:text-box>
            <text:p text:style-name="P3">LSU1_Address 15:0</text:p>
          </draw:text-box>
        </draw:frame>
        <draw:frame draw:style-name="gr29" draw:text-style-name="P4" draw:layer="layout" svg:width="2.034cm" svg:height="0.393cm" svg:x="33.447cm" svg:y="18.705cm">
          <draw:text-box>
            <text:p text:style-name="P3">Data1 127:0</text:p>
          </draw:text-box>
        </draw:frame>
        <draw:frame draw:style-name="gr30" draw:text-style-name="P2" draw:layer="layout" svg:width="1.587cm" svg:height="0.493cm" svg:x="39.926cm" svg:y="17.581cm">
          <draw:text-box>
            <text:p>DATA2 127:0</text:p>
          </draw:text-box>
        </draw:frame>
        <draw:custom-shape draw:style-name="gr31" draw:text-style-name="P1" draw:layer="layout" svg:width="3.81cm" svg:height="1.588cm" svg:x="43.418cm" svg:y="21.955cm">
          <text:p text:style-name="P1">Internel Regis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2" draw:layer="layout" svg:width="3.685cm" svg:height="2.215cm" svg:x="43.418cm" svg:y="23.86cm">
          <draw:text-box>
            <text:p>Internal Registers:</text:p>
            <text:p><text:tab/>- PC</text:p>
            <text:p><text:tab/>- BR</text:p>
            <text:p><text:tab/>- FR</text:p>
            <text:p><text:tab/>- LR</text:p>
            <text:p>Counters:</text:p>
            <text:p><text:tab/>- Cycles</text:p>
            <text:p><text:tab/>- Instructions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1b1b1b" draw:fill="none" draw:fill-gradient-name="Gradient_20_2" draw:fill-hatch-name="Red_20_90_20_Degrees_20_Crossed_20_1" draw:fill-image-name="Bitmap_20_1"/>
      <style:text-properties style:font-name="DejaVu Sans Mono3" fo:font-family="'DejaVu Sans Mono'" style:font-style-name="Book" style:font-family-generic="modern" style:font-pitch="fixed" fo:font-size="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44pt"/>
    </style:style>
    <style:style style:name="Heading_20_A4" style:display-name="Heading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24pt"/>
    </style:style>
    <style:style style:name="Text_20_A4" style:display-name="Text A4" style:family="graphic" style:parent-style-name="A4">
      <style:graphic-properties draw:stroke="none"/>
      <style:text-properties style:font-name="DejaVu Sans Mono3" fo:font-family="'DejaVu Sans Mono'" style:font-style-name="Book" style:font-family-generic="modern" style:font-pitch="fixed" fo:font-size="6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urable_20_Copy" style:display-name="Configurable Copy" style:family="graphic" style:parent-style-name="objectwithoutfill">
      <style:graphic-properties draw:fill="solid" draw:fill-color="#dbe3f5"/>
    </style:style>
    <style:style style:name="Module" style:family="graphic" style:parent-style-name="objectwithoutfill">
      <style:graphic-properties draw:fill="solid" draw:fill-color="#ecfceb"/>
    </style:style>
    <style:style style:name="Signal" style:family="graphic" style:parent-style-name="Text_20_A4">
      <style:graphic-properties draw:shadow-color="#000000"/>
      <style:paragraph-properties>
        <style:tab-stops/>
      </style:paragraph-properties>
      <style:text-properties fo:color="#1b1b1b" loext:opacity="100%"/>
    </style:style>
    <style:style style:name="Module_27_s_20_description" style:display-name="Module's description" style:family="graphic" style:parent-style-name="Text_20_A4">
      <style:graphic-properties draw:fill="solid" draw:fill-color="#f0f0f0" draw:shadow="hidden" draw:shadow-color="#e2e2e2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5T21:31:03.740887393</meta:creation-date>
    <dc:date>2021-06-19T21:09:21.791090428</dc:date>
    <meta:editing-duration>PT10H13M31S</meta:editing-duration>
    <meta:editing-cycles>75</meta:editing-cycles>
    <meta:generator>LibreOffice/7.1.3.2$Linux_X86_64 LibreOffice_project/47f78053abe362b9384784d31a6e56f8511eb1c1</meta:generator>
    <meta:document-statistic meta:object-count="86"/>
  </office:meta>
</office:document-meta>
</file>